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8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88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587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6pt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Segoe UI Semibold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2pt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2pt" fo:text-shadow="none" fo:font-weight="bold" style:font-size-asian="32pt" style:font-weight-asian="bold" style:font-size-complex="32pt" style:font-weight-complex="bold"/>
    </style:style>
    <style:style style:name="P8" style:family="paragraph">
      <style:paragraph-properties fo:margin-left="0.318cm" fo:margin-right="0cm" fo:text-align="center" fo:text-indent="0cm"/>
      <style:text-properties fo:font-size="32pt"/>
    </style:style>
    <style:style style:name="P9" style:family="paragraph">
      <style:paragraph-properties fo:margin-left="0.318cm" fo:margin-right="0cm" fo:text-indent="0cm"/>
      <style:text-properties fo:font-size="32pt"/>
    </style:style>
    <style:style style:name="P10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32pt" fo:text-shadow="1pt 1pt" style:font-size-asian="32pt" style:font-size-complex="32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2" fo:font-size="32pt" fo:text-shadow="none" fo:font-weight="bold" style:font-size-asian="32pt" style:font-weight-asian="bold" style:font-size-complex="32pt" style:font-weight-complex="bold"/>
    </style:style>
    <style:style style:name="T3" style:family="text">
      <style:text-properties fo:color="#000000" style:font-name="Segoe UI2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egoe UI2" fo:font-size="32pt" fo:text-shadow="1pt 1pt" style:font-size-asian="32pt" style:font-size-complex="32pt"/>
    </style:style>
    <style:style style:name="T6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892cm" svg:height="3.063cm" svg:x="1.524cm" svg:y="0.508cm">
          <draw:text-box>
            <text:p text:style-name="P1"><text:span text:style-name="T1">HYMN #894</text:span></text:p>
            <text:p text:style-name="P1"><text:span text:style-name="T2">“</text:span><text:span text:style-name="T2">For the Fruits of His Creation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>
        <draw:frame draw:style-name="gr3" draw:text-style-name="P5" draw:layer="layout" svg:width="24.892cm" svg:height="7.085cm" svg:x="1.524cm" svg:y="0.554cm">
          <draw:text-box>
            <text:p text:style-name="P4"><text:span text:style-name="T3">1. </text:span><text:span text:style-name="T4">For the fruits of His creation,</text:span><text:span text:style-name="T4"><text:line-break/></text:span><text:span text:style-name="T4">Thanks be to God.</text:span><text:span text:style-name="T4"><text:line-break/></text:span><text:span text:style-name="T4">For His gifts to ev’ry nation,</text:span><text:span text:style-name="T4"><text:line-break/></text:span><text:span text:style-name="T4">Thanks be to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>
        <draw:frame draw:style-name="gr4" draw:text-style-name="P5" draw:layer="layout" svg:width="24.892cm" svg:height="7.011cm" svg:x="1.524cm" svg:y="0.508cm">
          <draw:text-box>
            <text:p text:style-name="P4"><text:span text:style-name="T4">For the plowing, sowing, reaping,</text:span><text:span text:style-name="T4"><text:line-break/></text:span><text:span text:style-name="T4">Silent growth while we are sleeping,</text:span><text:span text:style-name="T4"><text:line-break/></text:span><text:span text:style-name="T4">Future needs in earth’s safekeeping,</text:span><text:span text:style-name="T4"><text:line-break/></text:span><text:span text:style-name="T4">Thanks be to G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>
        <draw:frame draw:style-name="gr4" draw:text-style-name="P7" draw:layer="layout" svg:width="24.638cm" svg:height="7.011cm" svg:x="1.524cm" svg:y="0.508cm">
          <draw:text-box>
            <text:p text:style-name="P6"><text:span text:style-name="T3">2. </text:span><text:span text:style-name="T4">In the just reward of labor,</text:span><text:span text:style-name="T4"><text:line-break/></text:span><text:span text:style-name="T4">God’s will is done.</text:span><text:span text:style-name="T4"><text:line-break/></text:span><text:span text:style-name="T4">In the help we give our neighbor,</text:span><text:span text:style-name="T4"><text:line-break/></text:span><text:span text:style-name="T4">God’s will is don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>
        <draw:frame draw:style-name="gr4" draw:text-style-name="P5" draw:layer="layout" svg:width="24.892cm" svg:height="7.011cm" svg:x="1.524cm" svg:y="0.508cm">
          <draw:text-box>
            <text:p text:style-name="P4"><text:span text:style-name="T4"><text:s text:c="4"/></text:span><text:span text:style-name="T4">In our worldwide task of caring</text:span><text:span text:style-name="T4"><text:line-break/></text:span><text:span text:style-name="T4"> <text:s text:c="3"/>For the hungry and despairing,</text:span><text:span text:style-name="T4"><text:line-break/></text:span><text:span text:style-name="T4"> <text:s text:c="3"/>In the harvests we are sharing,</text:span><text:span text:style-name="T4"><text:line-break/></text:span><text:span text:style-name="T4"> <text:s text:c="3"/>God’s will is don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>
        <draw:frame draw:style-name="gr5" draw:text-style-name="P5" draw:layer="layout" svg:width="24.638cm" svg:height="8.133cm" svg:x="1.524cm" svg:y="0.508cm">
          <draw:text-box>
            <text:p text:style-name="P4"><text:span text:style-name="T3">3. </text:span><text:span text:style-name="T4">For the harvests of the Spirit,</text:span><text:span text:style-name="T4"><text:line-break/></text:span><text:span text:style-name="T4">Thanks be to God.</text:span><text:span text:style-name="T4"><text:line-break/></text:span><text:span text:style-name="T4">For the good we all inherit,</text:span><text:span text:style-name="T4"><text:line-break/></text:span><text:span text:style-name="T4">Thanks be to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Hymn_25_20template">
        <draw:frame draw:style-name="gr6" draw:text-style-name="P10" draw:layer="layout" svg:width="24.892cm" svg:height="12.837cm" svg:x="1.524cm" svg:y="0.508cm">
          <draw:text-box>
            <text:p text:style-name="P6"><text:span text:style-name="T4">For the wonders that astound us,</text:span><text:span text:style-name="T4"><text:line-break/></text:span><text:span text:style-name="T4">For the truths that still confound us,</text:span><text:span text:style-name="T4"><text:line-break/></text:span><text:span text:style-name="T4">Most of all, that love has found us,</text:span><text:span text:style-name="T4"><text:line-break/></text:span><text:span text:style-name="T4">Thanks be to God.</text:span></text:p>
            <text:p text:style-name="P8"><text:span text:style-name="T5"><text:line-break/></text:span><text:span text:style-name="T5"/></text:p>
            <text:p text:style-name="P9"><text:span text:style-name="T6">© 1970 Hope Publishing Co.</text:span></text:p>
            <text:p text:style-name="P9"><text:span text:style-name="T6">Used by permission:</text:span></text:p>
            <text:p text:style-name="P9"><text:span text:style-name="T6">LSB Hymn License 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8" draw:display-name="Bitmap 8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4T20:14:28.957000000</meta:creation-date>
    <dc:title>Hymn template</dc:title>
    <meta:editing-duration>PT12M6S</meta:editing-duration>
    <meta:editing-cycles>7</meta:editing-cycles>
    <meta:generator>LibreOffice/6.1.5.2$Windows_X86_64 LibreOffice_project/90f8dcf33c87b3705e78202e3df5142b201bd805</meta:generator>
    <meta:initial-creator>Arthur Hoch</meta:initial-creator>
    <dc:date>2019-04-25T19:49:49.514000000</dc:date>
    <meta:document-statistic meta:object-count="42"/>
    <meta:template xlink:type="simple" xlink:actuate="onRequest" xlink:title="Hymn template" xlink:href="../../AppData/Roaming/LibreOffice/4/user/template/Worship%20Templsates/Hymn%20template.otp" meta:date="2014-11-24T20:14:28.629000000"/>
  </office:meta>
</office:document-meta>
</file>